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" style:family="table-cell" style:parent-style-name="Normal_TSGB_32_3.2_32__40_2009_41_" style:data-style-name="N0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3" style:family="table-cell" style:parent-style-name="Normal_TSGB_32_3.2_32__40_2009_41_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_32_2" style:data-style-name="N0">
      <style:table-cell-properties style:vertical-align="automatic" fo:background-color="#FFFFFF" style:cell-protect="none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6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7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Hyperlink_32_2" style:data-style-name="N0">
      <style:table-cell-properties style:vertical-align="automatic" fo:background-color="#FFFFFF" style:cell-protect="none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9" style:family="table-cell" style:parent-style-name="Comma_32_2" style:data-style-name="N3">
      <style:table-cell-properties style:vertical-align="automatic" fo:background-color="#FFFFFF" style:repeat-content="false"/>
      <style:paragraph-properties fo:text-align="start" fo:margin-left="0cm"/>
      <style:text-properties fo:color="#006853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TSGB_32_3.2_32__40_2009_41_" style:data-style-name="N0">
      <style:table-cell-properties style:vertical-align="automatic" fo:background-color="#FFFFFF" style:repeat-content="false"/>
      <style:paragraph-properties fo:text-align="center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11" style:family="table-cell" style:parent-style-name="Normal_TSGB_32_3.2_32__40_2009_41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12" style:family="table-cell" style:parent-style-name="Normal_TSGB_32_3.2_32__40_2009_41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3" style:family="table-cell" style:parent-style-name="Normal_TSGB_32_3.2_32__40_2009_41_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4" style:family="table-cell" style:parent-style-name="Normal_TSGB_32_3.2_32__40_2009_41_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5" style:family="table-cell" style:parent-style-name="Normal_TSGB_32_3.2_32__40_2009_41_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6" style:family="table-cell" style:parent-style-name="Normal_TSGB_32_3.2_32__40_2009_41_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Normal_TSGB_32_3.2_32__40_2009_41_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8" style:family="table-cell" style:parent-style-name="Normal_TSGB_32_3.2_32__40_2009_41_" style:data-style-name="N0">
      <style:table-cell-properties fo:border-top="2pt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9" style:family="table-cell" style:parent-style-name="Normal_TSGB_32_3.2_32__40_2009_41_" style:data-style-name="N1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TSGB_32_3.2_32__40_2009_41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Normal_TSGB_32_3.2_32__40_2009_41_" style:data-style-name="N2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Normal_TSGB_32_3.2_32__40_2009_41_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Normal_TSGB_32_3.2_32__40_2009_41_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Normal_TSGB_32_3.2_32__40_2009_41_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Normal_TSGB_32_3.2_32__40_2009_41_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Normal_TSGB_32_3.2_32__40_2009_41_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TSGB_32_3.2_32__40_2009_41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TSGB_32_3.2_32__40_2009_41_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9" style:family="table-cell" style:parent-style-name="Normal_TSGB_32_3.2_32__40_2009_41_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Normal_TSGB_32_3.2_32__40_2009_41_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TSGB_32_3.2_32__40_2009_41_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PUBLISH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Normal_PUBLISH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4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Normal_80809_32_working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6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7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8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/>
    </style:style>
    <style:style style:name="T1" style:family="text" style:parent-style-name="Default">
      <style:text-properties fo:color="#006853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1.29645833333333cm"/>
    </style:style>
    <style:style style:name="co4" style:family="table-column">
      <style:table-column-properties fo:break-before="auto" style:column-width="1.481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1pt" style:use-optimal-row-height="tru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V0103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" table:default-cell-style-name="ce2"/>
        <table:table-column table:style-name="co3" table:default-cell-style-name="ce3"/>
        <table:table-column table:style-name="co3" table:number-columns-repeated="5" table:default-cell-style-name="ce2"/>
        <table:table-column table:style-name="co4" table:number-columns-repeated="1636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1" table:style-name="ce2"/>
          <table:table-cell table:style-name="ce3"/>
          <table:table-cell table:number-columns-repeated="10" table:style-name="ce2"/>
          <table:table-cell table:number-columns-repeated="16361" table:style-name="ce4"/>
        </table:table-row>
        <table:table-row table:style-name="ro2">
          <table:table-cell office:value-type="string" table:style-name="ce5">
            <text:p><text:a xlink:href="http://www.dft.gov.uk/statistics/series/energy-and-environment/">Energy and environment</text:a></text:p>
          </table:table-cell>
          <table:table-cell table:number-columns-repeated="5" table:style-name="ce6"/>
          <table:table-cell table:number-columns-repeated="16378" table:style-name="ce7"/>
        </table:table-row>
        <table:table-row table:style-name="ro3">
          <table:table-cell table:style-name="ce8"/>
          <table:table-cell table:number-columns-repeated="5" table:style-name="ce6"/>
          <table:table-cell table:number-columns-repeated="16378" table:style-name="ce7"/>
        </table:table-row>
        <table:table-row table:style-name="ro4">
          <table:table-cell office:value-type="string" table:style-name="ce9">
            <text:p>Table TSGB0303 (ENV0103)<text:s/></text:p>
          </table:table-cell>
          <table:table-cell table:number-columns-repeated="11" table:style-name="ce2"/>
          <table:table-cell table:style-name="ce3"/>
          <table:table-cell table:style-name="ce2"/>
          <table:table-cell table:style-name="ce10"/>
          <table:table-cell table:number-columns-repeated="3" table:style-name="ce2"/>
          <table:table-cell table:number-columns-repeated="5" table:style-name="ce11"/>
          <table:table-cell table:number-columns-repeated="16361" table:style-name="ce4"/>
        </table:table-row>
        <table:table-row table:style-name="ro4">
          <table:table-cell office:value-type="string" table:style-name="ce9">
            <text:p>Average new car fuel consumption, Great Britain: 1997 to 2017<text:span text:style-name="T1">1,2</text:span></text:p>
          </table:table-cell>
          <table:table-cell table:number-columns-repeated="11" table:style-name="ce2"/>
          <table:table-cell table:style-name="ce3"/>
          <table:table-cell table:style-name="ce2"/>
          <table:table-cell table:style-name="ce10"/>
          <table:table-cell table:number-columns-repeated="3" table:style-name="ce2"/>
          <table:table-cell table:number-columns-repeated="5" table:style-name="ce11"/>
          <table:table-cell table:number-columns-repeated="16361" table:style-name="ce4"/>
        </table:table-row>
        <table:table-row table:style-name="ro3">
          <table:table-cell table:style-name="ce12">
            <draw:frame draw:z-index="1" draw:id="id0" draw:style-name="a0" draw:name="Chart 1" svg:x="0in" svg:y="0in" svg:width="8.41667in" svg:height="0in" style:rel-width="scale" style:rel-height="scale">
              <draw:object xlink:href="Object 1/" xlink:type="simple" xlink:show="embed" xlink:actuate="onLoad"/>
              <svg:title/>
              <svg:desc/>
            </draw:frame>
            <draw:frame draw:z-index="2" draw:id="id1" draw:style-name="a1" draw:name="Chart 2" svg:x="0in" svg:y="0in" svg:width="8.41667in" svg:height="0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4" table:style-name="ce13"/>
          <table:table-cell table:number-columns-repeated="2" table:style-name="ce14"/>
          <table:table-cell table:number-columns-repeated="6" table:style-name="ce15"/>
          <table:table-cell table:number-columns-repeated="4" table:style-name="ce16"/>
          <table:table-cell table:style-name="ce13"/>
          <table:table-cell table:number-columns-repeated="4" table:style-name="ce16"/>
          <table:table-cell office:value-type="string" table:style-name="ce16">
            <text:p>litres per 100 km/miles per gallon</text:p>
          </table:table-cell>
          <table:table-cell table:number-columns-repeated="16361" table:style-name="ce13"/>
        </table:table-row>
        <table:table-row table:style-name="ro5">
          <table:table-cell table:style-name="ce17"/>
          <table:table-cell table:style-name="ce18"/>
          <table:table-cell office:value-type="float" office:value="1997" table:style-name="ce19">
            <text:p>1997</text:p>
          </table:table-cell>
          <table:table-cell office:value-type="float" office:value="1998" table:style-name="ce19">
            <text:p>1998</text:p>
          </table:table-cell>
          <table:table-cell office:value-type="float" office:value="1999" table:style-name="ce19">
            <text:p>1999</text:p>
          </table:table-cell>
          <table:table-cell office:value-type="float" office:value="2000" table:style-name="ce19">
            <text:p>2000</text:p>
          </table:table-cell>
          <table:table-cell office:value-type="float" office:value="2001" table:style-name="ce19">
            <text:p>2001</text:p>
          </table:table-cell>
          <table:table-cell office:value-type="float" office:value="2002" table:style-name="ce19">
            <text:p>2002</text:p>
          </table:table-cell>
          <table:table-cell office:value-type="float" office:value="2003" table:style-name="ce19">
            <text:p>2003</text:p>
          </table:table-cell>
          <table:table-cell office:value-type="float" office:value="2004" table:style-name="ce19">
            <text:p>2004</text:p>
          </table:table-cell>
          <table:table-cell office:value-type="float" office:value="2005" table:style-name="ce19">
            <text:p>2005</text:p>
          </table:table-cell>
          <table:table-cell office:value-type="float" office:value="2006" table:style-name="ce19">
            <text:p>2006</text:p>
          </table:table-cell>
          <table:table-cell office:value-type="float" office:value="2007" table:style-name="ce19">
            <text:p>2007</text:p>
          </table:table-cell>
          <table:table-cell office:value-type="float" office:value="2008" table:style-name="ce19">
            <text:p>2008</text:p>
          </table:table-cell>
          <table:table-cell office:value-type="float" office:value="2009" table:style-name="ce19">
            <text:p>2009</text:p>
          </table:table-cell>
          <table:table-cell office:value-type="float" office:value="2010" table:style-name="ce19">
            <text:p>2010</text:p>
          </table:table-cell>
          <table:table-cell office:value-type="float" office:value="2011" table:style-name="ce19">
            <text:p>2011</text:p>
          </table:table-cell>
          <table:table-cell office:value-type="float" office:value="2012" table:style-name="ce19">
            <text:p>2012</text:p>
          </table:table-cell>
          <table:table-cell office:value-type="float" office:value="2013" table:style-name="ce19">
            <text:p>2013</text:p>
          </table:table-cell>
          <table:table-cell office:value-type="float" office:value="2014" table:style-name="ce19">
            <text:p>2014</text:p>
          </table:table-cell>
          <table:table-cell office:value-type="float" office:value="2015" table:style-name="ce19">
            <text:p>2015</text:p>
          </table:table-cell>
          <table:table-cell office:value-type="float" office:value="2016" table:style-name="ce19">
            <text:p>2016</text:p>
          </table:table-cell>
          <table:table-cell office:value-type="float" office:value="2017" table:style-name="ce19">
            <text:p>2017</text:p>
          </table:table-cell>
          <table:table-cell table:number-columns-repeated="16361" table:style-name="ce13"/>
        </table:table-row>
        <table:table-row table:style-name="ro6">
          <table:table-cell office:value-type="string" table:style-name="ce20">
            <text:p>Petrol cars</text:p>
          </table:table-cell>
          <table:table-cell office:value-type="string" table:style-name="ce21">
            <text:p>litres per 100km</text:p>
          </table:table-cell>
          <table:table-cell office:value-type="float" office:value="8.31" table:style-name="ce22">
            <text:p>8.3</text:p>
          </table:table-cell>
          <table:table-cell office:value-type="float" office:value="8.26" table:style-name="ce22">
            <text:p>8.3</text:p>
          </table:table-cell>
          <table:table-cell office:value-type="float" office:value="8.14" table:style-name="ce22">
            <text:p>8.1</text:p>
          </table:table-cell>
          <table:table-cell office:value-type="float" office:value="7.99" table:style-name="ce22">
            <text:p>8.0</text:p>
          </table:table-cell>
          <table:table-cell office:value-type="float" office:value="7.89" table:style-name="ce22">
            <text:p>7.9</text:p>
          </table:table-cell>
          <table:table-cell office:value-type="float" office:value="7.79" table:style-name="ce22">
            <text:p>7.8</text:p>
          </table:table-cell>
          <table:table-cell office:value-type="float" office:value="7.66" table:style-name="ce22">
            <text:p>7.7</text:p>
          </table:table-cell>
          <table:table-cell office:value-type="float" office:value="7.63" table:style-name="ce22">
            <text:p>7.6</text:p>
          </table:table-cell>
          <table:table-cell office:value-type="float" office:value="7.53" table:style-name="ce22">
            <text:p>7.5</text:p>
          </table:table-cell>
          <table:table-cell office:value-type="float" office:value="7.37" table:style-name="ce22">
            <text:p>7.4</text:p>
          </table:table-cell>
          <table:table-cell office:value-type="float" office:value="7.23" table:style-name="ce22">
            <text:p>7.2</text:p>
          </table:table-cell>
          <table:table-cell office:value-type="float" office:value="6.96" table:style-name="ce22">
            <text:p>7.0</text:p>
          </table:table-cell>
          <table:table-cell office:value-type="float" office:value="6.5" table:style-name="ce22">
            <text:p>6.5</text:p>
          </table:table-cell>
          <table:table-cell office:value-type="float" office:value="6.32" table:style-name="ce22">
            <text:p>6.3</text:p>
          </table:table-cell>
          <table:table-cell office:value-type="float" office:value="6.1" table:style-name="ce22">
            <text:p>6.1</text:p>
          </table:table-cell>
          <table:table-cell office:value-type="float" office:value="5.84" table:style-name="ce22">
            <text:p>5.8</text:p>
          </table:table-cell>
          <table:table-cell office:value-type="float" office:value="5.63" table:style-name="ce22">
            <text:p>5.6</text:p>
          </table:table-cell>
          <table:table-cell office:value-type="float" office:value="5.53" table:style-name="ce22">
            <text:p>5.5</text:p>
          </table:table-cell>
          <table:table-cell office:value-type="float" office:value="5.43" table:style-name="ce22">
            <text:p>5.4</text:p>
          </table:table-cell>
          <table:table-cell office:value-type="float" office:value="5.4" table:style-name="ce22">
            <text:p>5.4</text:p>
          </table:table-cell>
          <table:table-cell office:value-type="float" office:value="5.46" table:style-name="ce22">
            <text:p>5.5</text:p>
          </table:table-cell>
          <table:table-cell table:number-columns-repeated="16361" table:style-name="ce13"/>
        </table:table-row>
        <table:table-row table:style-name="ro3">
          <table:table-cell table:style-name="ce20"/>
          <table:table-cell office:value-type="string" table:style-name="ce23">
            <text:p>miles per gallon</text:p>
          </table:table-cell>
          <table:table-cell office:value-type="float" office:value="34" table:style-name="ce22">
            <text:p>34.0</text:p>
          </table:table-cell>
          <table:table-cell office:value-type="float" office:value="34.200000000000003" table:style-name="ce22">
            <text:p>34.2</text:p>
          </table:table-cell>
          <table:table-cell office:value-type="float" office:value="34.71" table:style-name="ce22">
            <text:p>34.7</text:p>
          </table:table-cell>
          <table:table-cell office:value-type="float" office:value="35.340000000000003" table:style-name="ce22">
            <text:p>35.3</text:p>
          </table:table-cell>
          <table:table-cell office:value-type="float" office:value="35.81" table:style-name="ce22">
            <text:p>35.8</text:p>
          </table:table-cell>
          <table:table-cell office:value-type="float" office:value="36.270000000000003" table:style-name="ce22">
            <text:p>36.3</text:p>
          </table:table-cell>
          <table:table-cell office:value-type="float" office:value="36.85" table:style-name="ce22">
            <text:p>36.9</text:p>
          </table:table-cell>
          <table:table-cell office:value-type="float" office:value="37.03" table:style-name="ce22">
            <text:p>37.0</text:p>
          </table:table-cell>
          <table:table-cell office:value-type="float" office:value="37.53" table:style-name="ce22">
            <text:p>37.5</text:p>
          </table:table-cell>
          <table:table-cell office:value-type="float" office:value="38.32" table:style-name="ce22">
            <text:p>38.3</text:p>
          </table:table-cell>
          <table:table-cell office:value-type="float" office:value="39.049999999999997" table:style-name="ce22">
            <text:p>39.1</text:p>
          </table:table-cell>
          <table:table-cell office:value-type="float" office:value="40.57" table:style-name="ce22">
            <text:p>40.6</text:p>
          </table:table-cell>
          <table:table-cell office:value-type="float" office:value="43.45" table:style-name="ce22">
            <text:p>43.5</text:p>
          </table:table-cell>
          <table:table-cell office:value-type="float" office:value="44.67" table:style-name="ce22">
            <text:p>44.7</text:p>
          </table:table-cell>
          <table:table-cell office:value-type="float" office:value="46.34" table:style-name="ce22">
            <text:p>46.3</text:p>
          </table:table-cell>
          <table:table-cell office:value-type="float" office:value="48.37" table:style-name="ce22">
            <text:p>48.4</text:p>
          </table:table-cell>
          <table:table-cell office:value-type="float" office:value="50.18" table:style-name="ce22">
            <text:p>50.2</text:p>
          </table:table-cell>
          <table:table-cell office:value-type="float" office:value="51.1" table:style-name="ce22">
            <text:p>51.1</text:p>
          </table:table-cell>
          <table:table-cell office:value-type="float" office:value="52.07" table:style-name="ce22">
            <text:p>52.1</text:p>
          </table:table-cell>
          <table:table-cell office:value-type="float" office:value="52.28" table:style-name="ce22">
            <text:p>52.3</text:p>
          </table:table-cell>
          <table:table-cell office:value-type="float" office:value="51.71" table:style-name="ce22">
            <text:p>51.7</text:p>
          </table:table-cell>
          <table:table-cell table:number-columns-repeated="16361" table:style-name="ce13"/>
        </table:table-row>
        <table:table-row table:style-name="ro6">
          <table:table-cell office:value-type="string" table:style-name="ce20">
            <text:p>Diesel cars</text:p>
          </table:table-cell>
          <table:table-cell office:value-type="string" table:style-name="ce21">
            <text:p>litres per 100km</text:p>
          </table:table-cell>
          <table:table-cell office:value-type="float" office:value="7.03" table:style-name="ce22">
            <text:p>7.0</text:p>
          </table:table-cell>
          <table:table-cell office:value-type="float" office:value="6.91" table:style-name="ce22">
            <text:p>6.9</text:p>
          </table:table-cell>
          <table:table-cell office:value-type="float" office:value="6.62" table:style-name="ce22">
            <text:p>6.6</text:p>
          </table:table-cell>
          <table:table-cell office:value-type="float" office:value="6.32" table:style-name="ce22">
            <text:p>6.3</text:p>
          </table:table-cell>
          <table:table-cell office:value-type="float" office:value="6.2" table:style-name="ce22">
            <text:p>6.2</text:p>
          </table:table-cell>
          <table:table-cell office:value-type="float" office:value="6.13" table:style-name="ce22">
            <text:p>6.1</text:p>
          </table:table-cell>
          <table:table-cell office:value-type="float" office:value="6.19" table:style-name="ce22">
            <text:p>6.2</text:p>
          </table:table-cell>
          <table:table-cell office:value-type="float" office:value="6.18" table:style-name="ce22">
            <text:p>6.2</text:p>
          </table:table-cell>
          <table:table-cell office:value-type="float" office:value="6.22" table:style-name="ce22">
            <text:p>6.2</text:p>
          </table:table-cell>
          <table:table-cell office:value-type="float" office:value="6.26" table:style-name="ce22">
            <text:p>6.3</text:p>
          </table:table-cell>
          <table:table-cell office:value-type="float" office:value="6.17" table:style-name="ce22">
            <text:p>6.2</text:p>
          </table:table-cell>
          <table:table-cell office:value-type="float" office:value="5.92" table:style-name="ce22">
            <text:p>5.9</text:p>
          </table:table-cell>
          <table:table-cell office:value-type="float" office:value="5.71" table:style-name="ce22">
            <text:p>5.7</text:p>
          </table:table-cell>
          <table:table-cell office:value-type="float" office:value="5.44" table:style-name="ce22">
            <text:p>5.4</text:p>
          </table:table-cell>
          <table:table-cell office:value-type="float" office:value="5.19" table:style-name="ce22">
            <text:p>5.2</text:p>
          </table:table-cell>
          <table:table-cell office:value-type="float" office:value="5.0199999999999996" table:style-name="ce22">
            <text:p>5.0</text:p>
          </table:table-cell>
          <table:table-cell office:value-type="float" office:value="4.8600000000000003" table:style-name="ce22">
            <text:p>4.9</text:p>
          </table:table-cell>
          <table:table-cell office:value-type="float" office:value="4.72" table:style-name="ce22">
            <text:p>4.7</text:p>
          </table:table-cell>
          <table:table-cell office:value-type="float" office:value="4.59" table:style-name="ce22">
            <text:p>4.6</text:p>
          </table:table-cell>
          <table:table-cell office:value-type="float" office:value="4.54" table:style-name="ce22">
            <text:p>4.5</text:p>
          </table:table-cell>
          <table:table-cell office:value-type="float" office:value="4.62" table:style-name="ce22">
            <text:p>4.6</text:p>
          </table:table-cell>
          <table:table-cell table:number-columns-repeated="16361" table:style-name="ce13"/>
        </table:table-row>
        <table:table-row table:style-name="ro3">
          <table:table-cell table:style-name="ce24"/>
          <table:table-cell office:value-type="string" table:style-name="ce25">
            <text:p>miles per gallon</text:p>
          </table:table-cell>
          <table:table-cell office:value-type="float" office:value="40.17" table:style-name="ce26">
            <text:p>40.2</text:p>
          </table:table-cell>
          <table:table-cell office:value-type="float" office:value="40.869999999999997" table:style-name="ce26">
            <text:p>40.9</text:p>
          </table:table-cell>
          <table:table-cell office:value-type="float" office:value="42.66" table:style-name="ce26">
            <text:p>42.7</text:p>
          </table:table-cell>
          <table:table-cell office:value-type="float" office:value="44.72" table:style-name="ce26">
            <text:p>44.7</text:p>
          </table:table-cell>
          <table:table-cell office:value-type="float" office:value="45.54" table:style-name="ce26">
            <text:p>45.5</text:p>
          </table:table-cell>
          <table:table-cell office:value-type="float" office:value="46.12" table:style-name="ce26">
            <text:p>46.1</text:p>
          </table:table-cell>
          <table:table-cell office:value-type="float" office:value="45.62" table:style-name="ce26">
            <text:p>45.6</text:p>
          </table:table-cell>
          <table:table-cell office:value-type="float" office:value="45.74" table:style-name="ce26">
            <text:p>45.7</text:p>
          </table:table-cell>
          <table:table-cell office:value-type="float" office:value="45.43" table:style-name="ce26">
            <text:p>45.4</text:p>
          </table:table-cell>
          <table:table-cell office:value-type="float" office:value="45.13" table:style-name="ce26">
            <text:p>45.1</text:p>
          </table:table-cell>
          <table:table-cell office:value-type="float" office:value="45.78" table:style-name="ce26">
            <text:p>45.8</text:p>
          </table:table-cell>
          <table:table-cell office:value-type="float" office:value="47.74" table:style-name="ce26">
            <text:p>47.7</text:p>
          </table:table-cell>
          <table:table-cell office:value-type="float" office:value="49.51" table:style-name="ce26">
            <text:p>49.5</text:p>
          </table:table-cell>
          <table:table-cell office:value-type="float" office:value="51.89" table:style-name="ce26">
            <text:p>51.9</text:p>
          </table:table-cell>
          <table:table-cell office:value-type="float" office:value="54.45" table:style-name="ce26">
            <text:p>54.5</text:p>
          </table:table-cell>
          <table:table-cell office:value-type="float" office:value="56.29" table:style-name="ce26">
            <text:p>56.3</text:p>
          </table:table-cell>
          <table:table-cell office:value-type="float" office:value="58.1" table:style-name="ce26">
            <text:p>58.1</text:p>
          </table:table-cell>
          <table:table-cell office:value-type="float" office:value="59.88" table:style-name="ce26">
            <text:p>59.9</text:p>
          </table:table-cell>
          <table:table-cell office:value-type="float" office:value="61.59" table:style-name="ce26">
            <text:p>61.6</text:p>
          </table:table-cell>
          <table:table-cell office:value-type="float" office:value="62.23" table:style-name="ce26">
            <text:p>62.2</text:p>
          </table:table-cell>
          <table:table-cell office:value-type="float" office:value="61.2" table:style-name="ce26">
            <text:p>61.2</text:p>
          </table:table-cell>
          <table:table-cell table:number-columns-repeated="16361" table:style-name="ce13"/>
        </table:table-row>
        <table:table-row table:style-name="ro3">
          <table:table-cell table:number-columns-repeated="12" table:style-name="ce13"/>
          <table:table-cell table:style-name="ce15"/>
          <table:table-cell table:number-columns-repeated="16371" table:style-name="ce13"/>
        </table:table-row>
        <table:table-row table:style-name="ro2">
          <table:table-cell office:value-type="string" table:style-name="ce27">
            <text:p>1. These figures are registration weighted (weighted to account for the relative sales of different<text:s/></text:p>
          </table:table-cell>
          <table:table-cell table:number-columns-repeated="4" table:style-name="ce28"/>
          <table:table-cell table:style-name="ce29"/>
          <table:table-cell table:style-name="ce30"/>
          <table:table-cell table:style-name="ce31"/>
          <table:table-cell table:number-columns-repeated="4" table:style-name="ce29"/>
          <table:table-cell table:style-name="ce16"/>
          <table:table-cell table:style-name="ce32"/>
          <table:table-cell table:number-columns-repeated="2" table:style-name="ce13"/>
          <table:table-cell table:number-columns-repeated="6" table:style-name="ce33"/>
          <table:table-cell office:value-type="string" table:style-name="ce32">
            <text:p>Source: DVLA database</text:p>
          </table:table-cell>
          <table:table-cell table:number-columns-repeated="16361" table:style-name="ce13"/>
        </table:table-row>
        <table:table-row table:style-name="ro2">
          <table:table-cell office:value-type="string" table:style-name="ce27">
            <text:p><text:s text:c="4"/>models of cars).</text:p>
          </table:table-cell>
          <table:table-cell table:number-columns-repeated="4" table:style-name="ce28"/>
          <table:table-cell table:style-name="ce29"/>
          <table:table-cell table:style-name="ce30"/>
          <table:table-cell table:style-name="ce31"/>
          <table:table-cell table:number-columns-repeated="4" table:style-name="ce29"/>
          <table:table-cell table:style-name="ce16"/>
          <table:table-cell table:style-name="ce32"/>
          <table:table-cell table:number-columns-repeated="2" table:style-name="ce13"/>
          <table:table-cell table:number-columns-repeated="6" table:style-name="ce33"/>
          <table:table-cell office:value-type="string" table:style-name="ce32">
            <text:p>Society of Motor Manufacturers and Traders (SMMT)</text:p>
          </table:table-cell>
          <table:table-cell table:number-columns-repeated="16361" table:style-name="ce13"/>
        </table:table-row>
        <table:table-row table:style-name="ro2">
          <table:table-cell office:value-type="string" table:style-name="ce30">
            <text:p>2. These figures are obtained under consistent, carefully controlled laboratory conditions and do<text:s/></text:p>
          </table:table-cell>
          <table:table-cell table:number-columns-repeated="4" table:style-name="ce28"/>
          <table:table-cell table:number-columns-repeated="7" table:style-name="ce29"/>
          <table:table-cell table:style-name="ce16"/>
          <table:table-cell table:style-name="ce32"/>
          <table:table-cell table:number-columns-repeated="2" table:style-name="ce13"/>
          <table:table-cell table:number-columns-repeated="6" table:style-name="ce33"/>
          <table:table-cell office:value-type="string" table:style-name="ce32">
            <text:p>Defra/BEIS's Greenhouse Gas Conversion Factors</text:p>
          </table:table-cell>
          <table:table-cell table:number-columns-repeated="16361" table:style-name="ce13"/>
        </table:table-row>
        <table:table-row table:style-name="ro2">
          <table:table-cell office:value-type="string" table:style-name="ce27">
            <text:p><text:s text:c="4"/>not refect external factors such as cold starts, differing driving conditions, different loads</text:p>
          </table:table-cell>
          <table:table-cell table:number-columns-repeated="4" table:style-name="ce12"/>
          <table:table-cell table:number-columns-repeated="6" table:style-name="ce29"/>
          <table:table-cell table:style-name="ce2"/>
          <table:table-cell table:style-name="ce3"/>
          <table:table-cell table:number-columns-repeated="3" table:style-name="ce2"/>
          <table:table-cell table:number-columns-repeated="6" table:style-name="ce33"/>
          <table:table-cell office:value-type="string" table:style-name="ce34">
            <text:p>Last updated: December 2018</text:p>
          </table:table-cell>
          <table:table-cell table:number-columns-repeated="16361" table:style-name="ce4"/>
        </table:table-row>
        <table:table-row table:style-name="ro2">
          <table:table-cell office:value-type="string" table:style-name="ce27">
            <text:p><text:s text:c="4"/>carried, etc.</text:p>
          </table:table-cell>
          <table:table-cell table:number-columns-repeated="4" table:style-name="ce12"/>
          <table:table-cell table:number-columns-repeated="6" table:style-name="ce29"/>
          <table:table-cell table:style-name="ce2"/>
          <table:table-cell table:style-name="ce3"/>
          <table:table-cell table:number-columns-repeated="3" table:style-name="ce2"/>
          <table:table-cell table:number-columns-repeated="6" table:style-name="ce33"/>
          <table:table-cell office:value-type="string" table:style-name="ce34">
            <text:p>Next updated: December 2019</text:p>
          </table:table-cell>
          <table:table-cell table:number-columns-repeated="16361" table:style-name="ce4"/>
        </table:table-row>
        <table:table-row table:style-name="ro2">
          <table:table-cell table:style-name="ce27"/>
          <table:table-cell table:number-columns-repeated="4" table:style-name="ce12"/>
          <table:table-cell table:number-columns-repeated="6" table:style-name="ce29"/>
          <table:table-cell table:style-name="ce2"/>
          <table:table-cell table:style-name="ce3"/>
          <table:table-cell table:number-columns-repeated="9" table:style-name="ce2"/>
          <table:table-cell office:value-type="string" table:style-name="ce38">
            <text:p>Telephone: 020 7944 4847</text:p>
          </table:table-cell>
          <table:table-cell table:number-columns-repeated="16361" table:style-name="ce4"/>
        </table:table-row>
        <table:table-row table:style-name="ro2">
          <table:table-cell table:style-name="ce35"/>
          <table:table-cell table:number-columns-repeated="11" table:style-name="ce2"/>
          <table:table-cell table:style-name="ce3"/>
          <table:table-cell table:number-columns-repeated="3" table:style-name="ce2"/>
          <table:table-cell table:number-columns-repeated="6" table:style-name="ce36"/>
          <table:table-cell office:value-type="string" table:style-name="ce39">
            <text:p><text:a xlink:href="mailto:environment.stats@dft.gov.uk">E-mail: environment.stats@dft.gov.uk</text:a></text:p>
          </table:table-cell>
          <table:table-cell table:number-columns-repeated="16361" table:style-name="ce4"/>
        </table:table-row>
        <table:table-row table:style-name="ro2">
          <table:table-cell table:style-name="ce37"/>
          <table:table-cell table:number-columns-repeated="11" table:style-name="ce2"/>
          <table:table-cell table:style-name="ce3"/>
          <table:table-cell table:number-columns-repeated="3" table:style-name="ce2"/>
          <table:table-cell table:number-columns-repeated="6" table:style-name="ce36"/>
          <table:table-cell table:number-columns-repeated="16362" table:style-name="ce4"/>
        </table:table-row>
        <table:table-row table:style-name="ro2">
          <table:table-cell table:number-columns-repeated="12" table:style-name="ce2"/>
          <table:table-cell table:style-name="ce3"/>
          <table:table-cell table:number-columns-repeated="9" table:style-name="ce2"/>
          <table:table-cell table:number-columns-repeated="16362" table:style-name="ce4"/>
        </table:table-row>
        <table:table-row table:number-rows-repeated="1048555" table:style-name="ro7">
          <table:table-cell table:number-columns-repeated="16384"/>
        </table:table-row>
        <table:named-expressions>
          <table:named-range table:name="Print_Area" table:cell-range-address="ENV0103.$A$4:ENV0103.$W$21" table:base-cell-address="ENV0103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0" number:min-integer-digits="1">
        <number:embedded-text number:position="0"> </number:embedded-text>
      </number:number>
    </number:number-style>
    <number:number-style style:name="N37">
      <number:number number:decimal-places="1" number:min-integer-digits="1"/>
    </number:number-style>
    <number:number-style style:name="N38">
      <number:number number:decimal-places="2" number:min-integer-digits="1"/>
      <number:text> </number:text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_32_2" style:display-name="Comma 2" style:family="table-cell" style:data-style-name="N39"/>
    <style:style style:name="Hyperlink" style:family="table-cell" style:data-style-name="N0">
      <style:text-properties fo:color="#0563C1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80809_32_working" style:display-name="Normal_80809 working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PUBLISH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1" style:display-name="Normal_TSGB 3.1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2_32__40_2009_41_" style:display-name="Normal_TSGB 3.2 (2009)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90551181102362in" fo:margin-right="0.590551181102362in" style:print-orientation="landscape" style:print-page-order="ttb" style:first-page-number="continue" style:scale-to="73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aul Syron</meta:initial-creator>
    <dc:creator>Shawn Weekes</dc:creator>
    <meta:creation-date>2018-10-08T15:21:22Z</meta:creation-date>
    <dc:date>2018-12-03T11:52:10Z</dc:date>
    <meta:print-date>2018-12-03T11:51:37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7847in" style:font-size-asian="0.17847in" style:font-size-complex="0.1784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dash" draw:stroke-dash="a3" svg:stroke-width="0.04167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/>
    </style:style>
  </office:automatic-styles>
  <office:body>
    <office:chart>
      <chart:chart chart:class="chart:line" svg:height="0.0pt" svg:width="606.0002362204724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Litres per 100 kilomet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Year</text:p>
            </chart:title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etrol Car</text:p>
              </table:table-cell>
              <table:table-cell office:value-type="string">
                <text:p>Diesel Car</text:p>
              </table:table-cell>
            </table:table-row>
          </table:table-header-rows>
          <table:table-row>
            <table:table-cell office:value-type="float" office:value="1998"/>
            <table:table-cell office:value-type="float" office:value="8.230434782608695"/>
            <table:table-cell office:value-type="float" office:value="6.9771863117870723"/>
          </table:table-row>
          <table:table-row>
            <table:table-cell office:value-type="float" office:value="1999"/>
            <table:table-cell office:value-type="float" office:value="8.1086956521739122"/>
            <table:table-cell office:value-type="float" office:value="6.6844106463878328"/>
          </table:table-row>
          <table:table-row>
            <table:table-cell office:value-type="float" office:value="2000"/>
            <table:table-cell office:value-type="float" office:value="7.965217391304348"/>
            <table:table-cell office:value-type="float" office:value="6.3764258555133084"/>
          </table:table-row>
          <table:table-row>
            <table:table-cell office:value-type="float" office:value="2001"/>
            <table:table-cell office:value-type="float" office:value="7.8602142557467074"/>
            <table:table-cell office:value-type="float" office:value="6.2607009634418089"/>
          </table:table-row>
          <table:table-row>
            <table:table-cell office:value-type="float" office:value="2002"/>
            <table:table-cell office:value-type="float" office:value="7.7609585184120746"/>
            <table:table-cell office:value-type="float" office:value="6.1826396265910786"/>
          </table:table-row>
          <table:table-row>
            <table:table-cell office:value-type="float" office:value="2003"/>
            <table:table-cell office:value-type="float" office:value="7.6371500815290192"/>
            <table:table-cell office:value-type="float" office:value="6.2503922027202146"/>
          </table:table-row>
          <table:table-row>
            <table:table-cell office:value-type="float" office:value="2004"/>
            <table:table-cell office:value-type="float" office:value="7.6015627623693751"/>
            <table:table-cell office:value-type="float" office:value="6.2338499387556459"/>
          </table:table-row>
          <table:table-row>
            <table:table-cell office:value-type="float" office:value="2005"/>
            <table:table-cell office:value-type="float" office:value="7.5003419147902211"/>
            <table:table-cell office:value-type="float" office:value="6.2767227677544071"/>
          </table:table-row>
          <table:table-row>
            <table:table-cell office:value-type="float" office:value="2006"/>
            <table:table-cell office:value-type="float" office:value="7.3441964695074562"/>
            <table:table-cell office:value-type="float" office:value="6.3117870722433462"/>
          </table:table-row>
          <table:table-row>
            <table:table-cell office:value-type="float" office:value="2007"/>
            <table:table-cell office:value-type="float" office:value="7.1913043478260867"/>
            <table:table-cell office:value-type="float" office:value="6.2277566539923956"/>
          </table:table-row>
          <table:table-row>
            <table:table-cell office:value-type="float" office:value="2008"/>
            <table:table-cell office:value-type="float" office:value="6.9347826086956523"/>
            <table:table-cell office:value-type="float" office:value="5.973384030418251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  <draw:stroke-dash draw:name="a3" draw:style="rect" draw:dots1="1" draw:dots1-length="0.04167in" draw:distance="0.04167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7847in" style:font-size-asian="0.17847in" style:font-size-complex="0.1784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dash" draw:stroke-dash="a3" svg:stroke-width="0.04167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/>
    </style:style>
  </office:automatic-styles>
  <office:body>
    <office:chart>
      <chart:chart chart:class="chart:line" svg:height="0.0pt" svg:width="606.0002362204724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Litres per 100 kilomet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Year</text:p>
            </chart:title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etrol Car</text:p>
              </table:table-cell>
              <table:table-cell office:value-type="string">
                <text:p>Diesel Car</text:p>
              </table:table-cell>
            </table:table-row>
          </table:table-header-rows>
          <table:table-row>
            <table:table-cell office:value-type="float" office:value="1998"/>
            <table:table-cell office:value-type="float" office:value="8.230434782608695"/>
            <table:table-cell office:value-type="float" office:value="6.9771863117870723"/>
          </table:table-row>
          <table:table-row>
            <table:table-cell office:value-type="float" office:value="1999"/>
            <table:table-cell office:value-type="float" office:value="8.1086956521739122"/>
            <table:table-cell office:value-type="float" office:value="6.6844106463878328"/>
          </table:table-row>
          <table:table-row>
            <table:table-cell office:value-type="float" office:value="2000"/>
            <table:table-cell office:value-type="float" office:value="7.965217391304348"/>
            <table:table-cell office:value-type="float" office:value="6.3764258555133084"/>
          </table:table-row>
          <table:table-row>
            <table:table-cell office:value-type="float" office:value="2001"/>
            <table:table-cell office:value-type="float" office:value="7.8602142557467074"/>
            <table:table-cell office:value-type="float" office:value="6.2607009634418089"/>
          </table:table-row>
          <table:table-row>
            <table:table-cell office:value-type="float" office:value="2002"/>
            <table:table-cell office:value-type="float" office:value="7.7609585184120746"/>
            <table:table-cell office:value-type="float" office:value="6.1826396265910786"/>
          </table:table-row>
          <table:table-row>
            <table:table-cell office:value-type="float" office:value="2003"/>
            <table:table-cell office:value-type="float" office:value="7.6371500815290192"/>
            <table:table-cell office:value-type="float" office:value="6.2503922027202146"/>
          </table:table-row>
          <table:table-row>
            <table:table-cell office:value-type="float" office:value="2004"/>
            <table:table-cell office:value-type="float" office:value="7.6015627623693751"/>
            <table:table-cell office:value-type="float" office:value="6.2338499387556459"/>
          </table:table-row>
          <table:table-row>
            <table:table-cell office:value-type="float" office:value="2005"/>
            <table:table-cell office:value-type="float" office:value="7.5003419147902211"/>
            <table:table-cell office:value-type="float" office:value="6.2767227677544071"/>
          </table:table-row>
          <table:table-row>
            <table:table-cell office:value-type="float" office:value="2006"/>
            <table:table-cell office:value-type="float" office:value="7.3441964695074562"/>
            <table:table-cell office:value-type="float" office:value="6.3117870722433462"/>
          </table:table-row>
          <table:table-row>
            <table:table-cell office:value-type="float" office:value="2007"/>
            <table:table-cell office:value-type="float" office:value="7.1913043478260867"/>
            <table:table-cell office:value-type="float" office:value="6.2277566539923956"/>
          </table:table-row>
          <table:table-row>
            <table:table-cell office:value-type="float" office:value="2008"/>
            <table:table-cell office:value-type="float" office:value="6.9347826086956523"/>
            <table:table-cell office:value-type="float" office:value="5.973384030418251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  <draw:stroke-dash draw:name="a3" draw:style="rect" draw:dots1="1" draw:dots1-length="0.04167in" draw:distance="0.04167in"/>
  </office:styles>
</office:document-styles>
</file>